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Skin Level">
            <text:p>Skin Level</text:p>
          </table:table-cell>
          <table:table-cell table:style-name="pd1" office:value-type="string" office:value="Cost">
            <text:p>Cost</text:p>
          </table:table-cell>
          <table:table-cell table:style-name="pd1" office:value-type="string" office:value="Total Cost">
            <text:p>Total Cost</text:p>
          </table:table-cell>
          <table:table-cell table:style-name="pd1" office:value-type="string" office:value="Physical Attack">
            <text:p>Physical Attack</text:p>
          </table:table-cell>
          <table:table-cell table:style-name="pd1" office:value-type="string" office:value="Health">
            <text:p>Health</text:p>
          </table:table-cell>
          <table:table-cell table:style-name="pd1" office:value-type="string" office:value="Defense From Fire">
            <text:p>Defense From Fire</text:p>
          </table:table-cell>
          <table:table-cell table:style-name="pd1" office:value-type="string" office:value="Damage To Water">
            <text:p>Damage To Water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335">
            <text:p>335</text:p>
          </table:table-cell>
          <table:table-cell office:value-type="float" office:value="375">
            <text:p>375</text:p>
          </table:table-cell>
          <table:table-cell office:value-type="float" office:value="5000">
            <text:p>5000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670">
            <text:p>670</text:p>
          </table:table-cell>
          <table:table-cell office:value-type="float" office:value="750">
            <text:p>750</text:p>
          </table:table-cell>
          <table:table-cell office:value-type="float" office:value="11000">
            <text:p>11000</text:p>
          </table:table-cell>
          <table:table-cell office:value-type="float" office:value="1530">
            <text:p>1530</text:p>
          </table:table-cell>
          <table:table-cell office:value-type="float" office:value="1595">
            <text:p>159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1005">
            <text:p>1005</text:p>
          </table:table-cell>
          <table:table-cell office:value-type="float" office:value="1125">
            <text:p>1125</text:p>
          </table:table-cell>
          <table:table-cell office:value-type="float" office:value="17000">
            <text:p>17000</text:p>
          </table:table-cell>
          <table:table-cell office:value-type="float" office:value="2295">
            <text:p>2295</text:p>
          </table:table-cell>
          <table:table-cell office:value-type="float" office:value="2390">
            <text:p>239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office:value-type="float" office:value="1340">
            <text:p>1340</text:p>
          </table:table-cell>
          <table:table-cell office:value-type="float" office:value="1500">
            <text:p>1500</text:p>
          </table:table-cell>
          <table:table-cell office:value-type="float" office:value="23000">
            <text:p>23000</text:p>
          </table:table-cell>
          <table:table-cell office:value-type="float" office:value="3060">
            <text:p>3060</text:p>
          </table:table-cell>
          <table:table-cell office:value-type="float" office:value="3190">
            <text:p>319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35">
            <text:p>335</text:p>
          </table:table-cell>
          <table:table-cell office:value-type="float" office:value="1675">
            <text:p>1675</text:p>
          </table:table-cell>
          <table:table-cell office:value-type="float" office:value="1875">
            <text:p>1875</text:p>
          </table:table-cell>
          <table:table-cell office:value-type="float" office:value="29000">
            <text:p>29000</text:p>
          </table:table-cell>
          <table:table-cell office:value-type="float" office:value="3825">
            <text:p>3825</text:p>
          </table:table-cell>
          <table:table-cell office:value-type="float" office:value="3985">
            <text:p>398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415">
            <text:p>415</text:p>
          </table:table-cell>
          <table:table-cell office:value-type="float" office:value="2090">
            <text:p>2090</text:p>
          </table:table-cell>
          <table:table-cell office:value-type="float" office:value="2415">
            <text:p>2415</text:p>
          </table:table-cell>
          <table:table-cell office:value-type="float" office:value="36200">
            <text:p>36200</text:p>
          </table:table-cell>
          <table:table-cell office:value-type="float" office:value="4925">
            <text:p>4925</text:p>
          </table:table-cell>
          <table:table-cell office:value-type="float" office:value="5130">
            <text:p>513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15">
            <text:p>415</text:p>
          </table:table-cell>
          <table:table-cell office:value-type="float" office:value="2505">
            <text:p>2505</text:p>
          </table:table-cell>
          <table:table-cell office:value-type="float" office:value="2955">
            <text:p>2955</text:p>
          </table:table-cell>
          <table:table-cell office:value-type="float" office:value="43400">
            <text:p>43400</text:p>
          </table:table-cell>
          <table:table-cell office:value-type="float" office:value="6030">
            <text:p>6030</text:p>
          </table:table-cell>
          <table:table-cell office:value-type="float" office:value="6280">
            <text:p>628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415">
            <text:p>415</text:p>
          </table:table-cell>
          <table:table-cell office:value-type="float" office:value="2920">
            <text:p>2920</text:p>
          </table:table-cell>
          <table:table-cell office:value-type="float" office:value="3495">
            <text:p>3495</text:p>
          </table:table-cell>
          <table:table-cell office:value-type="float" office:value="50600">
            <text:p>50600</text:p>
          </table:table-cell>
          <table:table-cell office:value-type="float" office:value="7130">
            <text:p>7130</text:p>
          </table:table-cell>
          <table:table-cell office:value-type="float" office:value="7425">
            <text:p>7425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415">
            <text:p>415</text:p>
          </table:table-cell>
          <table:table-cell office:value-type="float" office:value="3335">
            <text:p>3335</text:p>
          </table:table-cell>
          <table:table-cell office:value-type="float" office:value="4035">
            <text:p>4035</text:p>
          </table:table-cell>
          <table:table-cell office:value-type="float" office:value="57800">
            <text:p>57800</text:p>
          </table:table-cell>
          <table:table-cell office:value-type="float" office:value="8230">
            <text:p>8230</text:p>
          </table:table-cell>
          <table:table-cell office:value-type="float" office:value="8575">
            <text:p>8575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415">
            <text:p>415</text:p>
          </table:table-cell>
          <table:table-cell office:value-type="float" office:value="3750">
            <text:p>3750</text:p>
          </table:table-cell>
          <table:table-cell office:value-type="float" office:value="4575">
            <text:p>4575</text:p>
          </table:table-cell>
          <table:table-cell office:value-type="float" office:value="65000">
            <text:p>65000</text:p>
          </table:table-cell>
          <table:table-cell office:value-type="float" office:value="9335">
            <text:p>9335</text:p>
          </table:table-cell>
          <table:table-cell office:value-type="float" office:value="9720">
            <text:p>972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525">
            <text:p>525</text:p>
          </table:table-cell>
          <table:table-cell office:value-type="float" office:value="4275">
            <text:p>4275</text:p>
          </table:table-cell>
          <table:table-cell office:value-type="float" office:value="5225">
            <text:p>5225</text:p>
          </table:table-cell>
          <table:table-cell office:value-type="float" office:value="73640">
            <text:p>73640</text:p>
          </table:table-cell>
          <table:table-cell office:value-type="float" office:value="10655">
            <text:p>10655</text:p>
          </table:table-cell>
          <table:table-cell office:value-type="float" office:value="11100">
            <text:p>1110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525">
            <text:p>525</text:p>
          </table:table-cell>
          <table:table-cell office:value-type="float" office:value="4800">
            <text:p>4800</text:p>
          </table:table-cell>
          <table:table-cell office:value-type="float" office:value="5870">
            <text:p>5870</text:p>
          </table:table-cell>
          <table:table-cell office:value-type="float" office:value="82280">
            <text:p>82280</text:p>
          </table:table-cell>
          <table:table-cell office:value-type="float" office:value="11975">
            <text:p>11975</text:p>
          </table:table-cell>
          <table:table-cell office:value-type="float" office:value="12475">
            <text:p>1247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525">
            <text:p>525</text:p>
          </table:table-cell>
          <table:table-cell office:value-type="float" office:value="5325">
            <text:p>5325</text:p>
          </table:table-cell>
          <table:table-cell office:value-type="float" office:value="6520">
            <text:p>6520</text:p>
          </table:table-cell>
          <table:table-cell office:value-type="float" office:value="90920">
            <text:p>90920</text:p>
          </table:table-cell>
          <table:table-cell office:value-type="float" office:value="13300">
            <text:p>13300</text:p>
          </table:table-cell>
          <table:table-cell office:value-type="float" office:value="13855">
            <text:p>1385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525">
            <text:p>525</text:p>
          </table:table-cell>
          <table:table-cell office:value-type="float" office:value="5850">
            <text:p>5850</text:p>
          </table:table-cell>
          <table:table-cell office:value-type="float" office:value="7165">
            <text:p>7165</text:p>
          </table:table-cell>
          <table:table-cell office:value-type="float" office:value="99560">
            <text:p>99560</text:p>
          </table:table-cell>
          <table:table-cell office:value-type="float" office:value="14620">
            <text:p>14620</text:p>
          </table:table-cell>
          <table:table-cell office:value-type="float" office:value="15230">
            <text:p>1523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525">
            <text:p>525</text:p>
          </table:table-cell>
          <table:table-cell office:value-type="float" office:value="6375">
            <text:p>6375</text:p>
          </table:table-cell>
          <table:table-cell office:value-type="float" office:value="7815">
            <text:p>7815</text:p>
          </table:table-cell>
          <table:table-cell office:value-type="float" office:value="108200">
            <text:p>108200</text:p>
          </table:table-cell>
          <table:table-cell office:value-type="float" office:value="15945">
            <text:p>15945</text:p>
          </table:table-cell>
          <table:table-cell office:value-type="float" office:value="16605">
            <text:p>16605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665">
            <text:p>665</text:p>
          </table:table-cell>
          <table:table-cell office:value-type="float" office:value="7040">
            <text:p>7040</text:p>
          </table:table-cell>
          <table:table-cell office:value-type="float" office:value="8570">
            <text:p>8570</text:p>
          </table:table-cell>
          <table:table-cell office:value-type="float" office:value="118280">
            <text:p>118280</text:p>
          </table:table-cell>
          <table:table-cell office:value-type="float" office:value="17485">
            <text:p>17485</text:p>
          </table:table-cell>
          <table:table-cell office:value-type="float" office:value="18215">
            <text:p>1821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665">
            <text:p>665</text:p>
          </table:table-cell>
          <table:table-cell office:value-type="float" office:value="7705">
            <text:p>7705</text:p>
          </table:table-cell>
          <table:table-cell office:value-type="float" office:value="9325">
            <text:p>9325</text:p>
          </table:table-cell>
          <table:table-cell office:value-type="float" office:value="128360">
            <text:p>128360</text:p>
          </table:table-cell>
          <table:table-cell office:value-type="float" office:value="19025">
            <text:p>19025</text:p>
          </table:table-cell>
          <table:table-cell office:value-type="float" office:value="19820">
            <text:p>1982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665">
            <text:p>665</text:p>
          </table:table-cell>
          <table:table-cell office:value-type="float" office:value="8370">
            <text:p>8370</text:p>
          </table:table-cell>
          <table:table-cell office:value-type="float" office:value="10085">
            <text:p>10085</text:p>
          </table:table-cell>
          <table:table-cell office:value-type="float" office:value="138440">
            <text:p>138440</text:p>
          </table:table-cell>
          <table:table-cell office:value-type="float" office:value="20570">
            <text:p>20570</text:p>
          </table:table-cell>
          <table:table-cell office:value-type="float" office:value="21425">
            <text:p>21425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665">
            <text:p>665</text:p>
          </table:table-cell>
          <table:table-cell office:value-type="float" office:value="9035">
            <text:p>9035</text:p>
          </table:table-cell>
          <table:table-cell office:value-type="float" office:value="10840">
            <text:p>10840</text:p>
          </table:table-cell>
          <table:table-cell office:value-type="float" office:value="148520">
            <text:p>148520</text:p>
          </table:table-cell>
          <table:table-cell office:value-type="float" office:value="22110">
            <text:p>22110</text:p>
          </table:table-cell>
          <table:table-cell office:value-type="float" office:value="23035">
            <text:p>2303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665">
            <text:p>665</text:p>
          </table:table-cell>
          <table:table-cell office:value-type="float" office:value="9700">
            <text:p>9700</text:p>
          </table:table-cell>
          <table:table-cell office:value-type="float" office:value="11595">
            <text:p>11595</text:p>
          </table:table-cell>
          <table:table-cell office:value-type="float" office:value="158600">
            <text:p>158600</text:p>
          </table:table-cell>
          <table:table-cell office:value-type="float" office:value="23655">
            <text:p>23655</text:p>
          </table:table-cell>
          <table:table-cell office:value-type="float" office:value="24640">
            <text:p>2464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10590">
            <text:p>10590</text:p>
          </table:table-cell>
          <table:table-cell office:value-type="float" office:value="12655">
            <text:p>12655</text:p>
          </table:table-cell>
          <table:table-cell office:value-type="float" office:value="172710">
            <text:p>172710</text:p>
          </table:table-cell>
          <table:table-cell office:value-type="float" office:value="25815">
            <text:p>25815</text:p>
          </table:table-cell>
          <table:table-cell office:value-type="float" office:value="26890">
            <text:p>2689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890">
            <text:p>890</text:p>
          </table:table-cell>
          <table:table-cell office:value-type="float" office:value="11480">
            <text:p>11480</text:p>
          </table:table-cell>
          <table:table-cell office:value-type="float" office:value="13710">
            <text:p>13710</text:p>
          </table:table-cell>
          <table:table-cell office:value-type="float" office:value="186825">
            <text:p>186825</text:p>
          </table:table-cell>
          <table:table-cell office:value-type="float" office:value="27970">
            <text:p>27970</text:p>
          </table:table-cell>
          <table:table-cell office:value-type="float" office:value="29140">
            <text:p>2914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890">
            <text:p>890</text:p>
          </table:table-cell>
          <table:table-cell office:value-type="float" office:value="12370">
            <text:p>12370</text:p>
          </table:table-cell>
          <table:table-cell office:value-type="float" office:value="14770">
            <text:p>14770</text:p>
          </table:table-cell>
          <table:table-cell office:value-type="float" office:value="200935">
            <text:p>200935</text:p>
          </table:table-cell>
          <table:table-cell office:value-type="float" office:value="30130">
            <text:p>30130</text:p>
          </table:table-cell>
          <table:table-cell office:value-type="float" office:value="31385">
            <text:p>3138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890">
            <text:p>890</text:p>
          </table:table-cell>
          <table:table-cell office:value-type="float" office:value="13260">
            <text:p>13260</text:p>
          </table:table-cell>
          <table:table-cell office:value-type="float" office:value="15830">
            <text:p>15830</text:p>
          </table:table-cell>
          <table:table-cell office:value-type="float" office:value="215050">
            <text:p>215050</text:p>
          </table:table-cell>
          <table:table-cell office:value-type="float" office:value="32290">
            <text:p>32290</text:p>
          </table:table-cell>
          <table:table-cell office:value-type="float" office:value="33635">
            <text:p>3363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890">
            <text:p>890</text:p>
          </table:table-cell>
          <table:table-cell office:value-type="float" office:value="14150">
            <text:p>14150</text:p>
          </table:table-cell>
          <table:table-cell office:value-type="float" office:value="16885">
            <text:p>16885</text:p>
          </table:table-cell>
          <table:table-cell office:value-type="float" office:value="229160">
            <text:p>229160</text:p>
          </table:table-cell>
          <table:table-cell office:value-type="float" office:value="34450">
            <text:p>34450</text:p>
          </table:table-cell>
          <table:table-cell office:value-type="float" office:value="35885">
            <text:p>3588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250">
            <text:p>1250</text:p>
          </table:table-cell>
          <table:table-cell office:value-type="float" office:value="15400">
            <text:p>15400</text:p>
          </table:table-cell>
          <table:table-cell office:value-type="float" office:value="18580">
            <text:p>18580</text:p>
          </table:table-cell>
          <table:table-cell office:value-type="float" office:value="251740">
            <text:p>251740</text:p>
          </table:table-cell>
          <table:table-cell office:value-type="float" office:value="37905">
            <text:p>37905</text:p>
          </table:table-cell>
          <table:table-cell office:value-type="float" office:value="39485">
            <text:p>3948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250">
            <text:p>1250</text:p>
          </table:table-cell>
          <table:table-cell office:value-type="float" office:value="16650">
            <text:p>16650</text:p>
          </table:table-cell>
          <table:table-cell office:value-type="float" office:value="20275">
            <text:p>20275</text:p>
          </table:table-cell>
          <table:table-cell office:value-type="float" office:value="274320">
            <text:p>274320</text:p>
          </table:table-cell>
          <table:table-cell office:value-type="float" office:value="41360">
            <text:p>41360</text:p>
          </table:table-cell>
          <table:table-cell office:value-type="float" office:value="43080">
            <text:p>4308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250">
            <text:p>1250</text:p>
          </table:table-cell>
          <table:table-cell office:value-type="float" office:value="17900">
            <text:p>17900</text:p>
          </table:table-cell>
          <table:table-cell office:value-type="float" office:value="21965">
            <text:p>21965</text:p>
          </table:table-cell>
          <table:table-cell office:value-type="float" office:value="296900">
            <text:p>296900</text:p>
          </table:table-cell>
          <table:table-cell office:value-type="float" office:value="44815">
            <text:p>44815</text:p>
          </table:table-cell>
          <table:table-cell office:value-type="float" office:value="46680">
            <text:p>4668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250">
            <text:p>1250</text:p>
          </table:table-cell>
          <table:table-cell office:value-type="float" office:value="19150">
            <text:p>19150</text:p>
          </table:table-cell>
          <table:table-cell office:value-type="float" office:value="23660">
            <text:p>23660</text:p>
          </table:table-cell>
          <table:table-cell office:value-type="float" office:value="319475">
            <text:p>319475</text:p>
          </table:table-cell>
          <table:table-cell office:value-type="float" office:value="48270">
            <text:p>48270</text:p>
          </table:table-cell>
          <table:table-cell office:value-type="float" office:value="50280">
            <text:p>5028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250">
            <text:p>1250</text:p>
          </table:table-cell>
          <table:table-cell office:value-type="float" office:value="20400">
            <text:p>20400</text:p>
          </table:table-cell>
          <table:table-cell office:value-type="float" office:value="25355">
            <text:p>25355</text:p>
          </table:table-cell>
          <table:table-cell office:value-type="float" office:value="342055">
            <text:p>342055</text:p>
          </table:table-cell>
          <table:table-cell office:value-type="float" office:value="51725">
            <text:p>51725</text:p>
          </table:table-cell>
          <table:table-cell office:value-type="float" office:value="53880">
            <text:p>5388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680">
            <text:p>1680</text:p>
          </table:table-cell>
          <table:table-cell office:value-type="float" office:value="22080">
            <text:p>22080</text:p>
          </table:table-cell>
          <table:table-cell office:value-type="float" office:value="28065">
            <text:p>28065</text:p>
          </table:table-cell>
          <table:table-cell office:value-type="float" office:value="378185">
            <text:p>378185</text:p>
          </table:table-cell>
          <table:table-cell office:value-type="float" office:value="57250">
            <text:p>57250</text:p>
          </table:table-cell>
          <table:table-cell office:value-type="float" office:value="59635">
            <text:p>59635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680">
            <text:p>1680</text:p>
          </table:table-cell>
          <table:table-cell office:value-type="float" office:value="23760">
            <text:p>23760</text:p>
          </table:table-cell>
          <table:table-cell office:value-type="float" office:value="30775">
            <text:p>30775</text:p>
          </table:table-cell>
          <table:table-cell office:value-type="float" office:value="414310">
            <text:p>414310</text:p>
          </table:table-cell>
          <table:table-cell office:value-type="float" office:value="62775">
            <text:p>62775</text:p>
          </table:table-cell>
          <table:table-cell office:value-type="float" office:value="65395">
            <text:p>65395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680">
            <text:p>1680</text:p>
          </table:table-cell>
          <table:table-cell office:value-type="float" office:value="25440">
            <text:p>25440</text:p>
          </table:table-cell>
          <table:table-cell office:value-type="float" office:value="33485">
            <text:p>33485</text:p>
          </table:table-cell>
          <table:table-cell office:value-type="float" office:value="450435">
            <text:p>450435</text:p>
          </table:table-cell>
          <table:table-cell office:value-type="float" office:value="68305">
            <text:p>68305</text:p>
          </table:table-cell>
          <table:table-cell office:value-type="float" office:value="71150">
            <text:p>7115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680">
            <text:p>1680</text:p>
          </table:table-cell>
          <table:table-cell office:value-type="float" office:value="27120">
            <text:p>27120</text:p>
          </table:table-cell>
          <table:table-cell office:value-type="float" office:value="36190">
            <text:p>36190</text:p>
          </table:table-cell>
          <table:table-cell office:value-type="float" office:value="486565">
            <text:p>486565</text:p>
          </table:table-cell>
          <table:table-cell office:value-type="float" office:value="73830">
            <text:p>73830</text:p>
          </table:table-cell>
          <table:table-cell office:value-type="float" office:value="76905">
            <text:p>76905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680">
            <text:p>1680</text:p>
          </table:table-cell>
          <table:table-cell office:value-type="float" office:value="28800">
            <text:p>28800</text:p>
          </table:table-cell>
          <table:table-cell office:value-type="float" office:value="38900">
            <text:p>38900</text:p>
          </table:table-cell>
          <table:table-cell office:value-type="float" office:value="522690">
            <text:p>522690</text:p>
          </table:table-cell>
          <table:table-cell office:value-type="float" office:value="79360">
            <text:p>79360</text:p>
          </table:table-cell>
          <table:table-cell office:value-type="float" office:value="82665">
            <text:p>82665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365">
            <text:p>2365</text:p>
          </table:table-cell>
          <table:table-cell office:value-type="float" office:value="31165">
            <text:p>31165</text:p>
          </table:table-cell>
          <table:table-cell office:value-type="float" office:value="41950">
            <text:p>41950</text:p>
          </table:table-cell>
          <table:table-cell office:value-type="float" office:value="563330">
            <text:p>563330</text:p>
          </table:table-cell>
          <table:table-cell office:value-type="float" office:value="85580">
            <text:p>85580</text:p>
          </table:table-cell>
          <table:table-cell office:value-type="float" office:value="89145">
            <text:p>8914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2365">
            <text:p>2365</text:p>
          </table:table-cell>
          <table:table-cell office:value-type="float" office:value="33330">
            <text:p>33330</text:p>
          </table:table-cell>
          <table:table-cell office:value-type="float" office:value="45000">
            <text:p>45000</text:p>
          </table:table-cell>
          <table:table-cell office:value-type="float" office:value="603975">
            <text:p>603975</text:p>
          </table:table-cell>
          <table:table-cell office:value-type="float" office:value="91795">
            <text:p>91795</text:p>
          </table:table-cell>
          <table:table-cell office:value-type="float" office:value="95620">
            <text:p>9562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2365">
            <text:p>2365</text:p>
          </table:table-cell>
          <table:table-cell office:value-type="float" office:value="35895">
            <text:p>35895</text:p>
          </table:table-cell>
          <table:table-cell office:value-type="float" office:value="48045">
            <text:p>48045</text:p>
          </table:table-cell>
          <table:table-cell office:value-type="float" office:value="644615">
            <text:p>644615</text:p>
          </table:table-cell>
          <table:table-cell office:value-type="float" office:value="98015">
            <text:p>98015</text:p>
          </table:table-cell>
          <table:table-cell office:value-type="float" office:value="102100">
            <text:p>10210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2365">
            <text:p>2365</text:p>
          </table:table-cell>
          <table:table-cell office:value-type="float" office:value="38260">
            <text:p>38260</text:p>
          </table:table-cell>
          <table:table-cell office:value-type="float" office:value="51095">
            <text:p>51095</text:p>
          </table:table-cell>
          <table:table-cell office:value-type="float" office:value="685260">
            <text:p>685260</text:p>
          </table:table-cell>
          <table:table-cell office:value-type="float" office:value="104235">
            <text:p>104235</text:p>
          </table:table-cell>
          <table:table-cell office:value-type="float" office:value="108575">
            <text:p>10857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2365">
            <text:p>2365</text:p>
          </table:table-cell>
          <table:table-cell office:value-type="float" office:value="40525">
            <text:p>40525</text:p>
          </table:table-cell>
          <table:table-cell office:value-type="float" office:value="54145">
            <text:p>54145</text:p>
          </table:table-cell>
          <table:table-cell office:value-type="float" office:value="725905">
            <text:p>725905</text:p>
          </table:table-cell>
          <table:table-cell office:value-type="float" office:value="110455">
            <text:p>110455</text:p>
          </table:table-cell>
          <table:table-cell office:value-type="float" office:value="115055">
            <text:p>115055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3265">
            <text:p>3265</text:p>
          </table:table-cell>
          <table:table-cell office:value-type="float" office:value="43890">
            <text:p>43890</text:p>
          </table:table-cell>
          <table:table-cell office:value-type="float" office:value="59020">
            <text:p>59020</text:p>
          </table:table-cell>
          <table:table-cell office:value-type="float" office:value="790930">
            <text:p>790930</text:p>
          </table:table-cell>
          <table:table-cell office:value-type="float" office:value="120400">
            <text:p>120400</text:p>
          </table:table-cell>
          <table:table-cell office:value-type="float" office:value="125415">
            <text:p>125415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3265">
            <text:p>3265</text:p>
          </table:table-cell>
          <table:table-cell office:value-type="float" office:value="47155">
            <text:p>47155</text:p>
          </table:table-cell>
          <table:table-cell office:value-type="float" office:value="63895">
            <text:p>63895</text:p>
          </table:table-cell>
          <table:table-cell office:value-type="float" office:value="855960">
            <text:p>855960</text:p>
          </table:table-cell>
          <table:table-cell office:value-type="float" office:value="130350">
            <text:p>130350</text:p>
          </table:table-cell>
          <table:table-cell office:value-type="float" office:value="135780">
            <text:p>13578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3265">
            <text:p>3265</text:p>
          </table:table-cell>
          <table:table-cell office:value-type="float" office:value="50420">
            <text:p>50420</text:p>
          </table:table-cell>
          <table:table-cell office:value-type="float" office:value="68775">
            <text:p>68775</text:p>
          </table:table-cell>
          <table:table-cell office:value-type="float" office:value="920985">
            <text:p>920985</text:p>
          </table:table-cell>
          <table:table-cell office:value-type="float" office:value="140300">
            <text:p>140300</text:p>
          </table:table-cell>
          <table:table-cell office:value-type="float" office:value="146145">
            <text:p>146145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3265">
            <text:p>3265</text:p>
          </table:table-cell>
          <table:table-cell office:value-type="float" office:value="53685">
            <text:p>53685</text:p>
          </table:table-cell>
          <table:table-cell office:value-type="float" office:value="73650">
            <text:p>73650</text:p>
          </table:table-cell>
          <table:table-cell office:value-type="float" office:value="986015">
            <text:p>986015</text:p>
          </table:table-cell>
          <table:table-cell office:value-type="float" office:value="150250">
            <text:p>150250</text:p>
          </table:table-cell>
          <table:table-cell office:value-type="float" office:value="156510">
            <text:p>15651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3265">
            <text:p>3265</text:p>
          </table:table-cell>
          <table:table-cell office:value-type="float" office:value="56950">
            <text:p>56950</text:p>
          </table:table-cell>
          <table:table-cell office:value-type="float" office:value="78530">
            <text:p>78530</text:p>
          </table:table-cell>
          <table:table-cell office:value-type="float" office:value="1051045">
            <text:p>1051045</text:p>
          </table:table-cell>
          <table:table-cell office:value-type="float" office:value="160200">
            <text:p>160200</text:p>
          </table:table-cell>
          <table:table-cell office:value-type="float" office:value="166870">
            <text:p>16687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4705">
            <text:p>4705</text:p>
          </table:table-cell>
          <table:table-cell office:value-type="float" office:value="61655">
            <text:p>61655</text:p>
          </table:table-cell>
          <table:table-cell office:value-type="float" office:value="84625">
            <text:p>84625</text:p>
          </table:table-cell>
          <table:table-cell office:value-type="float" office:value="1132330">
            <text:p>1132330</text:p>
          </table:table-cell>
          <table:table-cell office:value-type="float" office:value="172635">
            <text:p>172635</text:p>
          </table:table-cell>
          <table:table-cell office:value-type="float" office:value="179825">
            <text:p>179825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4705">
            <text:p>4705</text:p>
          </table:table-cell>
          <table:table-cell office:value-type="float" office:value="66360">
            <text:p>66360</text:p>
          </table:table-cell>
          <table:table-cell office:value-type="float" office:value="90720">
            <text:p>90720</text:p>
          </table:table-cell>
          <table:table-cell office:value-type="float" office:value="1213615">
            <text:p>1213615</text:p>
          </table:table-cell>
          <table:table-cell office:value-type="float" office:value="185070">
            <text:p>185070</text:p>
          </table:table-cell>
          <table:table-cell office:value-type="float" office:value="192780">
            <text:p>192780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4705">
            <text:p>4705</text:p>
          </table:table-cell>
          <table:table-cell office:value-type="float" office:value="71065">
            <text:p>71065</text:p>
          </table:table-cell>
          <table:table-cell office:value-type="float" office:value="96815">
            <text:p>96815</text:p>
          </table:table-cell>
          <table:table-cell office:value-type="float" office:value="1294900">
            <text:p>1294900</text:p>
          </table:table-cell>
          <table:table-cell office:value-type="float" office:value="197505">
            <text:p>197505</text:p>
          </table:table-cell>
          <table:table-cell office:value-type="float" office:value="205735">
            <text:p>205735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4705">
            <text:p>4705</text:p>
          </table:table-cell>
          <table:table-cell office:value-type="float" office:value="75770">
            <text:p>75770</text:p>
          </table:table-cell>
          <table:table-cell office:value-type="float" office:value="102915">
            <text:p>102915</text:p>
          </table:table-cell>
          <table:table-cell office:value-type="float" office:value="1376185">
            <text:p>1376185</text:p>
          </table:table-cell>
          <table:table-cell office:value-type="float" office:value="209945">
            <text:p>209945</text:p>
          </table:table-cell>
          <table:table-cell office:value-type="float" office:value="218690">
            <text:p>21869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4705">
            <text:p>4705</text:p>
          </table:table-cell>
          <table:table-cell office:value-type="float" office:value="80475">
            <text:p>80475</text:p>
          </table:table-cell>
          <table:table-cell office:value-type="float" office:value="109010">
            <text:p>109010</text:p>
          </table:table-cell>
          <table:table-cell office:value-type="float" office:value="1457470">
            <text:p>1457470</text:p>
          </table:table-cell>
          <table:table-cell office:value-type="float" office:value="222380">
            <text:p>222380</text:p>
          </table:table-cell>
          <table:table-cell office:value-type="float" office:value="231645">
            <text:p>231645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6860">
            <text:p>6860</text:p>
          </table:table-cell>
          <table:table-cell office:value-type="float" office:value="87335">
            <text:p>87335</text:p>
          </table:table-cell>
          <table:table-cell office:value-type="float" office:value="117790">
            <text:p>117790</text:p>
          </table:table-cell>
          <table:table-cell office:value-type="float" office:value="1574520">
            <text:p>1574520</text:p>
          </table:table-cell>
          <table:table-cell office:value-type="float" office:value="240290">
            <text:p>240290</text:p>
          </table:table-cell>
          <table:table-cell office:value-type="float" office:value="250300">
            <text:p>25030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6860">
            <text:p>6860</text:p>
          </table:table-cell>
          <table:table-cell office:value-type="float" office:value="94195">
            <text:p>94195</text:p>
          </table:table-cell>
          <table:table-cell office:value-type="float" office:value="126570">
            <text:p>126570</text:p>
          </table:table-cell>
          <table:table-cell office:value-type="float" office:value="1691570">
            <text:p>1691570</text:p>
          </table:table-cell>
          <table:table-cell office:value-type="float" office:value="258200">
            <text:p>258200</text:p>
          </table:table-cell>
          <table:table-cell office:value-type="float" office:value="269955">
            <text:p>269955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6860">
            <text:p>6860</text:p>
          </table:table-cell>
          <table:table-cell office:value-type="float" office:value="101055">
            <text:p>101055</text:p>
          </table:table-cell>
          <table:table-cell office:value-type="float" office:value="135345">
            <text:p>135345</text:p>
          </table:table-cell>
          <table:table-cell office:value-type="float" office:value="1808620">
            <text:p>1808620</text:p>
          </table:table-cell>
          <table:table-cell office:value-type="float" office:value="276105">
            <text:p>276105</text:p>
          </table:table-cell>
          <table:table-cell office:value-type="float" office:value="289610">
            <text:p>28961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6860">
            <text:p>6860</text:p>
          </table:table-cell>
          <table:table-cell office:value-type="float" office:value="107915">
            <text:p>107915</text:p>
          </table:table-cell>
          <table:table-cell office:value-type="float" office:value="144125">
            <text:p>144125</text:p>
          </table:table-cell>
          <table:table-cell office:value-type="float" office:value="1925670">
            <text:p>1925670</text:p>
          </table:table-cell>
          <table:table-cell office:value-type="float" office:value="294015">
            <text:p>294015</text:p>
          </table:table-cell>
          <table:table-cell office:value-type="float" office:value="309265">
            <text:p>309265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6860">
            <text:p>6860</text:p>
          </table:table-cell>
          <table:table-cell office:value-type="float" office:value="114775">
            <text:p>114775</text:p>
          </table:table-cell>
          <table:table-cell office:value-type="float" office:value="152905">
            <text:p>152905</text:p>
          </table:table-cell>
          <table:table-cell office:value-type="float" office:value="2042720">
            <text:p>2042720</text:p>
          </table:table-cell>
          <table:table-cell office:value-type="float" office:value="311925">
            <text:p>311925</text:p>
          </table:table-cell>
          <table:table-cell office:value-type="float" office:value="328920">
            <text:p>328920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0315">
            <text:p>10315</text:p>
          </table:table-cell>
          <table:table-cell office:value-type="float" office:value="125090">
            <text:p>125090</text:p>
          </table:table-cell>
          <table:table-cell office:value-type="float" office:value="161685">
            <text:p>161685</text:p>
          </table:table-cell>
          <table:table-cell office:value-type="float" office:value="2159770">
            <text:p>2159770</text:p>
          </table:table-cell>
          <table:table-cell office:value-type="float" office:value="329835">
            <text:p>329835</text:p>
          </table:table-cell>
          <table:table-cell office:value-type="float" office:value="343575">
            <text:p>343575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0315">
            <text:p>10315</text:p>
          </table:table-cell>
          <table:table-cell office:value-type="float" office:value="135405">
            <text:p>135405</text:p>
          </table:table-cell>
          <table:table-cell office:value-type="float" office:value="170460">
            <text:p>170460</text:p>
          </table:table-cell>
          <table:table-cell office:value-type="float" office:value="2276820">
            <text:p>2276820</text:p>
          </table:table-cell>
          <table:table-cell office:value-type="float" office:value="347740">
            <text:p>347740</text:p>
          </table:table-cell>
          <table:table-cell office:value-type="float" office:value="362230">
            <text:p>362230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0315">
            <text:p>10315</text:p>
          </table:table-cell>
          <table:table-cell office:value-type="float" office:value="145720">
            <text:p>145720</text:p>
          </table:table-cell>
          <table:table-cell office:value-type="float" office:value="179240">
            <text:p>179240</text:p>
          </table:table-cell>
          <table:table-cell office:value-type="float" office:value="2393875">
            <text:p>2393875</text:p>
          </table:table-cell>
          <table:table-cell office:value-type="float" office:value="365650">
            <text:p>365650</text:p>
          </table:table-cell>
          <table:table-cell office:value-type="float" office:value="380885">
            <text:p>380885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0315">
            <text:p>10315</text:p>
          </table:table-cell>
          <table:table-cell office:value-type="float" office:value="156035">
            <text:p>156035</text:p>
          </table:table-cell>
          <table:table-cell office:value-type="float" office:value="188020">
            <text:p>188020</text:p>
          </table:table-cell>
          <table:table-cell office:value-type="float" office:value="2510925">
            <text:p>2510925</text:p>
          </table:table-cell>
          <table:table-cell office:value-type="float" office:value="383560">
            <text:p>383560</text:p>
          </table:table-cell>
          <table:table-cell office:value-type="float" office:value="399540">
            <text:p>39954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0315">
            <text:p>10315</text:p>
          </table:table-cell>
          <table:table-cell office:value-type="float" office:value="166350">
            <text:p>166350</text:p>
          </table:table-cell>
          <table:table-cell office:value-type="float" office:value="196800">
            <text:p>196800</text:p>
          </table:table-cell>
          <table:table-cell office:value-type="float" office:value="2627975">
            <text:p>2627975</text:p>
          </table:table-cell>
          <table:table-cell office:value-type="float" office:value="401470">
            <text:p>401470</text:p>
          </table:table-cell>
          <table:table-cell office:value-type="float" office:value="418195">
            <text:p>4181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